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/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color="#0000cc" officeooo:rsid="000eecc8" officeooo:paragraph-rsid="000eecc8"/>
    </style:style>
    <style:style style:name="P6" style:family="paragraph" style:parent-style-name="Text_20_body">
      <style:paragraph-properties fo:text-align="justify" style:justify-single-word="false" fo:break-before="page"/>
      <style:text-properties officeooo:paragraph-rsid="000eecc8"/>
    </style:style>
    <style:style style:name="P7" style:family="paragraph" style:parent-style-name="Heading_20_2"/>
    <style:style style:name="T1" style:family="text">
      <style:text-properties officeooo:rsid="000ba95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ecc8"/>
    </style:style>
    <style:style style:name="T5" style:family="text">
      <style:text-properties fo:color="#0000cc" officeooo:rsid="000eec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nunciat.</text:span> </text:p>
      <text:p text:style-name="P1">Ara que ja sabem com gestionar formularis i les principals característiques dels arrays i els mètodes d'enviament i recepció de dades entre pàgines, el que farem sera programar una aplicació per mantenir una petita agenda en una única pàgina web programada en PHP i guardar les dades en un array. (mes endavant ja veurem com guardar aquestes dades en una BBDD) </text:p>
      <text:p text:style-name="P1"/>
      <text:p text:style-name="P1">L'agenda emmagatzemarà únicament dues dades de cada persona: el seu nom i un número de telèfon. A més, no podrà haver noms repetits a l'agenda.</text:p>
      <text:p text:style-name="P1"/>
      <text:p text:style-name="P1">A la part superior de la pàgina web es mostrarà el contingut de l'agenda. A la part inferior ha de figurar un senzill formulari amb dos quadres de text, un per al nom i un altre per al número de telèfon.</text:p>
      <text:p text:style-name="P1"/>
      <text:p text:style-name="P1">Un cop fetes totes les comprovacions l'agenda es guardara en un fitxer de text en el servidor.</text:p>
      <text:p text:style-name="P1"/>
      <text:p text:style-name="P1"><text:span text:style-name="T3">Cada vegada que s'enviï el formulari:</text:span> </text:p>
      <text:list xml:id="list6812373618383093483" text:style-name="L1">
        <text:list-item>
          <text:p text:style-name="P2">Si el nom està buit, es mostrarà un advertiment. </text:p>
        </text:list-item>
        <text:list-item>
          <text:p text:style-name="P2">Si el nom que es va introduir no existeix en l'agenda, i el número de telèfon no està buit, s'afegirà a l'agenda. </text:p>
        </text:list-item>
        <text:list-item>
          <text:p text:style-name="P2">Si el nom que es va introduir ja existeix a l'agenda i s'indica un número de telèfon, es substituirà el número de telèfon anterior. </text:p>
        </text:list-item>
        <text:list-item>
          <text:p text:style-name="P2">Si el nom que es va introduir ja existeix a l'agenda i no s'indica número de telèfon, es eliminarà de l'agenda l'entrada corresponent a aquest nom.</text:p>
        </text:list-item>
      </text:list>
      <text:p text:style-name="Standard"/>
      <text:p text:style-name="Standard"><text:span text:style-name="T2">Criteris de puntuació.</text:span> <text:span text:style-name="T2">Total 10 punts.</text:span> </text:p>
      <text:list xml:id="list5948595984225441553" text:style-name="L2">
        <text:list-item>
          <text:p text:style-name="P3">Es valorarà amb un punt la consecució de cadascun dels següents ítems: </text:p>
        </text:list-item>
        <text:list-item>
          <text:p text:style-name="P3">Generar l'estructura de la pàgina PHP. </text:p>
        </text:list-item>
        <text:list-item>
          <text:p text:style-name="P3">Mostrar els contactes existents a l'agenda. </text:p>
        </text:list-item>
        <text:list-item>
          <text:p text:style-name="P3">Generar el formulari d'introducció de nou contacte. </text:p>
        </text:list-item>
        <text:list-item>
          <text:p text:style-name="P3">Introduir les dades de l'agenda com a camps ocults al formulari. </text:p>
        </text:list-item>
        <text:list-item>
          <text:p text:style-name="P3">Comprovar les dades enviades pel formulari, mostrant un avís quan no cobreix el nom. </text:p>
        </text:list-item>
        <text:list-item>
          <text:p text:style-name="P3">Introduir a l'agenda les dades d'un nou contacte. </text:p>
        </text:list-item>
        <text:list-item>
          <text:p text:style-name="P3">Modificar el telèfon d'un contacte ja existent. </text:p>
        </text:list-item>
        <text:list-item>
          <text:p text:style-name="P3">Eliminar de l'agenda un contacte. </text:p>
        </text:list-item>
        <text:list-item>
          <text:p text:style-name="P3">Utilitzar un array associatiu i guardar l'aray en un fitxer de text al servidor.</text:p>
        </text:list-item>
        <text:list-item>
          <text:p text:style-name="P3">Introduir comentaris en el codi. </text:p>
        </text:list-item>
      </text:list>
      <text:p text:style-name="Standard"/>
      <text:p text:style-name="P4"/>
      <text:p text:style-name="P6"><text:line-break/><text:span text:style-name="T5">&lt;!DOCTYPE HTML&gt;</text:span></text:p>
      <text:p text:style-name="P5">&lt;html&gt;</text:p>
      <text:p text:style-name="P5">&lt;head&gt;</text:p>
      <text:p text:style-name="P5"><text:tab/>&lt;meta http-equiv="Content-Type" content="text/html; charset=UTF-8"&gt;</text:p>
      <text:p text:style-name="P5"><text:tab/>&lt;title&gt;Apartat 1&lt;/title&gt;</text:p>
      <text:p text:style-name="P5"><text:tab/>&lt;style&gt;</text:p>
      <text:p text:style-name="P5"><text:tab/><text:tab/>#taula{</text:p>
      <text:p text:style-name="P5"><text:tab/><text:tab/><text:tab/>border: 1px solid;</text:p>
      <text:p text:style-name="P5"><text:tab/><text:tab/><text:tab/>padding: 1px;</text:p>
      <text:p text:style-name="P5"><text:tab/><text:tab/><text:tab/>background: gray;</text:p>
      <text:p text:style-name="P5"><text:tab/><text:tab/>}</text:p>
      <text:p text:style-name="P5"><text:tab/><text:tab/>#taula th, #taula td{</text:p>
      <text:p text:style-name="P5"><text:tab/><text:tab/><text:tab/>text-align: center;</text:p>
      <text:p text:style-name="P5"><text:tab/><text:tab/><text:tab/>min-width: 100px;</text:p>
      <text:p text:style-name="P5"><text:tab/><text:tab/><text:tab/>border: 1px solid;</text:p>
      <text:p text:style-name="P5"><text:tab/><text:tab/><text:tab/>padding: 3px;</text:p>
      <text:p text:style-name="P5"><text:tab/><text:tab/><text:tab/>background: white;</text:p>
      <text:p text:style-name="P5"><text:tab/><text:tab/>}</text:p>
      <text:p text:style-name="P5"><text:tab/>&lt;/style&gt;</text:p>
      <text:p text:style-name="P5">&lt;/head&gt;</text:p>
      <text:p text:style-name="P5">&lt;body&gt;</text:p>
      <text:p text:style-name="P5"><text:tab/>&lt;table id="taula"&gt;</text:p>
      <text:p text:style-name="P5"><text:tab/><text:tab/>&lt;tr&gt;</text:p>
      <text:p text:style-name="P5"><text:tab/><text:tab/><text:tab/>&lt;th&gt;Nom&lt;/th&gt;</text:p>
      <text:p text:style-name="P5"><text:tab/><text:tab/><text:tab/>&lt;th&gt;Telefon&lt;/th&gt;</text:p>
      <text:p text:style-name="P5"><text:tab/><text:tab/>&lt;/tr&gt;</text:p>
      <text:p text:style-name="P5"><text:tab/><text:tab/></text:p>
      <text:p text:style-name="P5"><text:tab/>&lt;?php</text:p>
      <text:p text:style-name="P5"><text:soft-page-break/><text:tab/>//comprobaciones del nombre i el telefono</text:p>
      <text:p text:style-name="P5"><text:tab/>//Mirar si exite agenda.txt, si no existe, crear el arxivo</text:p>
      <text:p text:style-name="P5"><text:tab/><text:tab/></text:p>
      <text:p text:style-name="P5"><text:tab/><text:tab/>if (isset($_POST['guardar'])) {</text:p>
      <text:p text:style-name="P5"><text:tab/><text:tab/><text:tab/>$nom = $_POST['nom'];</text:p>
      <text:p text:style-name="P5"><text:tab/><text:tab/><text:tab/>$telefon = $_POST['telefon'];</text:p>
      <text:p text:style-name="P5"><text:tab/><text:tab/><text:tab/></text:p>
      <text:p text:style-name="P5"><text:tab/><text:tab/><text:tab/>if($nom == ""){</text:p>
      <text:p text:style-name="P5"><text:tab/><text:tab/><text:tab/><text:tab/>echo "&lt;p style='color:red;'&gt;No s'ha guardat a l'agenda, falta el nom&lt;/p&gt;";</text:p>
      <text:p text:style-name="P5"><text:tab/><text:tab/><text:tab/>}else{</text:p>
      <text:p text:style-name="P5"><text:tab/><text:tab/><text:tab/><text:tab/>$snTelefon = true;</text:p>
      <text:p text:style-name="P5"><text:tab/><text:tab/><text:tab/><text:tab/>if($telefon == ""){</text:p>
      <text:p text:style-name="P5"><text:tab/><text:tab/><text:tab/><text:tab/><text:tab/>$snTelefon = false;</text:p>
      <text:p text:style-name="P5"><text:tab/><text:tab/><text:tab/><text:tab/>}</text:p>
      <text:p text:style-name="P5"><text:tab/><text:tab/><text:tab/><text:tab/>//Editanto el arxivo en busqueda si hay alguien con el mismo nombre, y editandolo</text:p>
      <text:p text:style-name="P5"><text:tab/><text:tab/><text:tab/><text:tab/>$lineas = file("agenda.txt");</text:p>
      <text:p text:style-name="P5"><text:tab/><text:tab/><text:tab/><text:tab/>$filp = fopen("agenda.txt", "w+");</text:p>
      <text:p text:style-name="P5"><text:tab/><text:tab/><text:tab/><text:tab/>$snAfegit = false;</text:p>
      <text:p text:style-name="P5"><text:tab/><text:tab/><text:tab/><text:tab/>for($i=0; $i&lt;count($lineas); $i++){</text:p>
      <text:p text:style-name="P5"><text:tab/><text:tab/><text:tab/><text:tab/><text:tab/>if(substr($lineas[$i],0,strlen($nom))==$nom &amp;&amp; substr($lineas[$i],strlen($nom),1) == ";"){</text:p>
      <text:p text:style-name="P5"><text:tab/><text:tab/><text:tab/><text:tab/><text:tab/><text:tab/>if($snTelefon){</text:p>
      <text:p text:style-name="P5"><text:tab/><text:tab/><text:tab/><text:tab/><text:tab/><text:tab/><text:tab/>fwrite ($filp, $nom . ";" . $telefon .PHP_EOL);</text:p>
      <text:p text:style-name="P5"><text:tab/><text:tab/><text:tab/><text:tab/><text:tab/><text:tab/><text:tab/>echo "S'ha editat un numero existent";</text:p>
      <text:p text:style-name="P5"><text:tab/><text:tab/><text:tab/><text:tab/><text:tab/><text:tab/>}else{</text:p>
      <text:p text:style-name="P5"><text:tab/><text:tab/><text:tab/><text:tab/><text:tab/><text:tab/><text:tab/>echo "S'ha eliminat el numero de " . $nom;</text:p>
      <text:p text:style-name="P5"><text:tab/><text:tab/><text:tab/><text:tab/><text:tab/><text:tab/>}</text:p>
      <text:p text:style-name="P5"><text:tab/><text:tab/><text:tab/><text:tab/><text:tab/><text:tab/>$snAfegit = true;</text:p>
      <text:p text:style-name="P5"><text:soft-page-break/><text:tab/><text:tab/><text:tab/><text:tab/><text:tab/>}else{</text:p>
      <text:p text:style-name="P5"><text:tab/><text:tab/><text:tab/><text:tab/><text:tab/><text:tab/>fwrite ($filp, $lineas[$i]);</text:p>
      <text:p text:style-name="P5"><text:tab/><text:tab/><text:tab/><text:tab/><text:tab/>}</text:p>
      <text:p text:style-name="P5"><text:tab/><text:tab/><text:tab/><text:tab/>}</text:p>
      <text:p text:style-name="P5"><text:tab/><text:tab/><text:tab/><text:tab/></text:p>
      <text:p text:style-name="P5"><text:tab/><text:tab/><text:tab/><text:tab/>//Si no estaba en la agenda i ha introduit un numero, es guardara</text:p>
      <text:p text:style-name="P5"><text:tab/><text:tab/><text:tab/><text:tab/>if(!$snAfegit &amp;&amp; $snTelefon){</text:p>
      <text:p text:style-name="P5"><text:tab/><text:tab/><text:tab/><text:tab/><text:tab/>fwrite ($filp, $nom . ";" . $telefon .PHP_EOL);</text:p>
      <text:p text:style-name="P5"><text:tab/><text:tab/><text:tab/><text:tab/><text:tab/>echo "S'ha afegit un numero nou";</text:p>
      <text:p text:style-name="P5"><text:tab/><text:tab/><text:tab/><text:tab/>}</text:p>
      <text:p text:style-name="P5"><text:tab/><text:tab/><text:tab/><text:tab/></text:p>
      <text:p text:style-name="P5"><text:tab/><text:tab/><text:tab/>fclose($filp);</text:p>
      <text:p text:style-name="P5"><text:tab/><text:tab/><text:tab/>}</text:p>
      <text:p text:style-name="P5"><text:tab/><text:tab/>}</text:p>
      <text:p text:style-name="P5"><text:tab/><text:tab/>$fileW = fopen ("agenda.txt", "a+");</text:p>
      <text:p text:style-name="P5"><text:tab/><text:tab/><text:tab/>$linea = fgets($fileW);</text:p>
      <text:p text:style-name="P5"><text:tab/><text:tab/><text:tab/>do{</text:p>
      <text:p text:style-name="P5"><text:tab/><text:tab/><text:tab/><text:tab/>$telefon = explode(";", $linea);</text:p>
      <text:p text:style-name="P5"><text:tab/><text:tab/><text:tab/><text:tab/>echo "&lt;tr&gt;&lt;td&gt;" . $telefon[0] . "&lt;/td&gt;&lt;td&gt;" . $telefon[1] . "&lt;/td&gt;&lt;/tr&gt;";</text:p>
      <text:p text:style-name="P5"><text:tab/><text:tab/><text:tab/><text:tab/>$linea = fgets($fileW);</text:p>
      <text:p text:style-name="P5"><text:tab/><text:tab/><text:tab/>}while($linea != "");</text:p>
      <text:p text:style-name="P5"><text:tab/><text:tab/><text:tab/>echo "&lt;/table&gt;";//Tanco la table</text:p>
      <text:p text:style-name="P5"><text:tab/><text:tab/>fclose($fileW);</text:p>
      <text:p text:style-name="P5"><text:tab/>?&gt;</text:p>
      <text:p text:style-name="P5"><text:tab/>&lt;br&gt;</text:p>
      <text:p text:style-name="P5"><text:tab/>&lt;form name="input" action="&lt;?php echo $_SERVER['PHP_SELF'];?&gt;" method="post"&gt;</text:p>
      <text:p text:style-name="P5"><text:tab/><text:tab/>&lt;table&gt;</text:p>
      <text:p text:style-name="P5"><text:tab/><text:tab/><text:tab/>&lt;tr&gt;</text:p>
      <text:p text:style-name="P5"><text:soft-page-break/><text:tab/><text:tab/><text:tab/><text:tab/>&lt;th&gt;Nom:&lt;/th&gt;</text:p>
      <text:p text:style-name="P5"><text:tab/><text:tab/><text:tab/><text:tab/>&lt;td&gt;</text:p>
      <text:p text:style-name="P5"><text:tab/><text:tab/><text:tab/><text:tab/><text:tab/>&lt;input type="text" name="nom" value="&lt;?php if (isset($_POST['guardar']) &amp;&amp; $telefon == "") echo $nom;?&gt;"/&gt;</text:p>
      <text:p text:style-name="P5"><text:tab/><text:tab/><text:tab/><text:tab/>&lt;/td&gt;</text:p>
      <text:p text:style-name="P5"><text:tab/><text:tab/><text:tab/>&lt;/tr&gt;</text:p>
      <text:p text:style-name="P5"><text:tab/><text:tab/><text:tab/>&lt;tr&gt;</text:p>
      <text:p text:style-name="P5"><text:tab/><text:tab/><text:tab/><text:tab/>&lt;th&gt;Telefon:&lt;/th&gt;</text:p>
      <text:p text:style-name="P5"><text:tab/><text:tab/><text:tab/><text:tab/>&lt;td&gt;</text:p>
      <text:p text:style-name="P5"><text:tab/><text:tab/><text:tab/><text:tab/><text:tab/>&lt;input type="text" name="telefon" value="&lt;?php if (isset($_POST['guardar']) &amp;&amp; $nom == "") echo $telefon;?&gt;"/&gt;</text:p>
      <text:p text:style-name="P5"><text:tab/><text:tab/><text:tab/><text:tab/>&lt;/td&gt;</text:p>
      <text:p text:style-name="P5"><text:tab/><text:tab/><text:tab/>&lt;/tr&gt;</text:p>
      <text:p text:style-name="P5"><text:tab/><text:tab/><text:tab/>&lt;tr&gt;</text:p>
      <text:p text:style-name="P5"><text:tab/><text:tab/><text:tab/><text:tab/>&lt;td&gt;&lt;/td&gt;</text:p>
      <text:p text:style-name="P5"><text:tab/><text:tab/><text:tab/><text:tab/>&lt;td style="text-align:right"&gt;</text:p>
      <text:p text:style-name="P5"><text:tab/><text:tab/><text:tab/><text:tab/><text:tab/>&lt;input type="submit" value="Guardar" name="guardar"/&gt;</text:p>
      <text:p text:style-name="P5"><text:tab/><text:tab/><text:tab/><text:tab/>&lt;/td&gt;</text:p>
      <text:p text:style-name="P5"><text:tab/><text:tab/><text:tab/>&lt;/tr&gt;</text:p>
      <text:p text:style-name="P5"><text:tab/><text:tab/>&lt;/table&gt;</text:p>
      <text:p text:style-name="P5"><text:tab/>&lt;/form&gt;</text:p>
      <text:p text:style-name="P5">&lt;/body&gt;</text:p>
      <text:p text:style-name="P5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ba9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6 </text:span>Projecte agenda.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6-11-06T12:06:06.906000000</dc:date>
    <meta:editing-duration>P2DT1M29S</meta:editing-duration>
    <meta:editing-cycles>10</meta:editing-cycles>
    <meta:generator>LibreOffice/5.1.4.2$Windows_x86 LibreOffice_project/f99d75f39f1c57ebdd7ffc5f42867c12031db97a</meta:generator>
    <meta:document-statistic meta:table-count="0" meta:image-count="0" meta:object-count="0" meta:page-count="5" meta:paragraph-count="127" meta:word-count="639" meta:character-count="4443" meta:non-whitespace-character-count="3598"/>
  </office:meta>
</office:document-meta>
</file>